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Gillius ADF" svg:font-family="'Gillius ADF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style:font-name="Droid Sans" fo:font-size="26pt" officeooo:rsid="0016a61b" officeooo:paragraph-rsid="0016a61b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color="#333333" style:font-name="Droid Sans" fo:font-size="24pt" officeooo:rsid="00188a0c" officeooo:paragraph-rsid="0016a61b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333333" style:font-name="Droid Sans" fo:font-size="24pt" officeooo:rsid="0016a61b" officeooo:paragraph-rsid="0016a61b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33333" style:font-name="Droid Sans" fo:font-size="34pt" style:text-underline-style="none" fo:font-weight="bold" officeooo:rsid="0016a61b" officeooo:paragraph-rsid="0016a61b" style:font-size-asian="34pt" style:font-weight-asian="bold" style:font-size-complex="3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33" style:font-name="Droid Sans" fo:font-size="36pt" officeooo:rsid="0016a61b" officeooo:paragraph-rsid="0016a61b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fo:color="#333333" style:font-name="Droid Sans" fo:font-size="36pt" officeooo:rsid="0016a61b" officeooo:paragraph-rsid="00188a0c" style:font-size-asian="36pt" style:font-size-complex="36pt"/>
    </style:style>
    <style:style style:name="P7" style:family="paragraph" style:parent-style-name="Standard">
      <style:paragraph-properties fo:text-align="start" style:justify-single-word="false"/>
      <style:text-properties fo:color="#333333" style:font-name="Droid Sans" fo:font-size="16pt" officeooo:rsid="0016a61b" officeooo:paragraph-rsid="0016a61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333333" style:font-name="Droid Sans" fo:font-size="16pt" officeooo:rsid="0016a61b" officeooo:paragraph-rsid="00188a0c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333333" style:font-name="Droid Sans" fo:font-size="16pt" officeooo:rsid="0016a61b" officeooo:paragraph-rsid="0021a24a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333333" style:font-name="Lato" fo:font-size="26pt" fo:font-style="italic" fo:font-weight="normal" officeooo:rsid="0016a61b" officeooo:paragraph-rsid="0016a61b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style:font-name-asian="DejaVu Sans" style:font-name-complex="Lohit Hindi"/>
    </style:style>
    <style:style style:name="T3" style:family="text">
      <style:text-properties fo:color="#ff950e"/>
    </style:style>
    <style:style style:name="T4" style:family="text">
      <style:text-properties fo:color="#579d1c"/>
    </style:style>
    <style:style style:name="T5" style:family="text">
      <style:text-properties fo:color="#0084d1" officeooo:rsid="00188a0c"/>
    </style:style>
    <style:style style:name="T6" style:family="text">
      <style:text-properties fo:color="#0084d1" fo:font-size="30pt" fo:font-weight="bold" style:font-name-asian="DejaVu Sans" style:font-size-asian="30pt" style:font-weight-asian="bold" style:font-name-complex="Lohit Hindi" style:font-size-complex="30pt" style:font-weight-complex="bold"/>
    </style:style>
    <style:style style:name="T7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fo:font-size="20pt" style:font-name-asian="DejaVu Sans" style:font-size-asian="20pt" style:font-name-complex="Lohit Hindi" style:font-size-complex="20pt"/>
    </style:style>
    <style:style style:name="T9" style:family="text">
      <style:text-properties fo:font-size="20pt" officeooo:rsid="00188a0c" style:font-name-asian="DejaVu Sans" style:font-size-asian="20pt" style:font-name-complex="Lohit Hindi" style:font-size-complex="20pt"/>
    </style:style>
    <style:style style:name="T10" style:family="text">
      <style:text-properties fo:font-size="20pt" officeooo:rsid="001c00a9" style:font-name-asian="DejaVu Sans" style:font-size-asian="20pt" style:font-name-complex="Lohit Hindi" style:font-size-complex="20pt"/>
    </style:style>
    <style:style style:name="T11" style:family="text">
      <style:text-properties fo:font-size="20pt" officeooo:rsid="0022a0c8" style:font-name-asian="DejaVu Sans" style:font-size-asian="20pt" style:font-name-complex="Lohit Hindi" style:font-size-complex="20pt"/>
    </style:style>
    <style:style style:name="T12" style:family="text">
      <style:text-properties officeooo:rsid="00188a0c"/>
    </style:style>
    <style:style style:name="T13" style:family="text">
      <style:text-properties fo:font-size="30pt" fo:font-weight="bold" style:font-name-asian="DejaVu Sans" style:font-size-asian="30pt" style:font-weight-asian="bold" style:font-name-complex="Lohit Hindi" style:font-size-complex="3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Don't write <text:span text:style-name="T3">dirty code</text:span> ''because you don't have time for being clean''.</text:p>
      <text:p text:style-name="P10">Write <text:span text:style-name="T4">clean code</text:span> because you will save time !</text:p>
      <text:p text:style-name="P2"/>
      <text:p text:style-name="P4"><text:span text:style-name="T5">W.O.U.A.T.</text:span><text:span text:style-name="T12"> : f</text:span>ive key principles to keep in mind</text:p>
      <text:p text:style-name="P3"/>
      <text:p text:style-name="P5"><text:span text:style-name="T1"><text:tab/><text:tab/></text:span><text:span text:style-name="T7">•</text:span><text:span text:style-name="T2"> </text:span><text:span text:style-name="T6">W</text:span><text:span text:style-name="T13">rite once, don't duplicate</text:span></text:p>
      <text:p text:style-name="P7"><text:span text:style-name="T2"><text:tab/><text:tab/><text:tab/></text:span><text:span text:style-name="T8"> Be lazy the right way : use functions, arrays, loops and common definitions.</text:span></text:p>
      <text:p text:style-name="P5"><text:span text:style-name="T1"><text:tab/><text:tab/></text:span><text:span text:style-name="T7">•</text:span><text:span text:style-name="T2"> </text:span><text:span text:style-name="T6">O</text:span><text:span text:style-name="T13">ne responsibility per module</text:span></text:p>
      <text:p text:style-name="P7"><text:span text:style-name="T2"><text:tab/><text:tab/><text:tab/></text:span><text:span text:style-name="T8"> Each module (function, class, program) role should be </text:span><text:span text:style-name="T11">something </text:span><text:span text:style-name="T8">simple.</text:span></text:p>
      <text:p text:style-name="P5"><text:span text:style-name="T1"><text:tab/><text:tab/>•</text:span><text:span text:style-name="T2"> </text:span><text:span text:style-name="T6">U</text:span><text:span text:style-name="T13">se descriptive naming</text:span></text:p>
      <text:p text:style-name="P7"><text:span text:style-name="T2"><text:tab/><text:tab/><text:tab/></text:span><text:span text:style-name="T8"> Source code is meant to be read by humans, not machines.</text:span></text:p>
      <text:p text:style-name="P6"><text:span text:style-name="T1"><text:tab/><text:tab/>•</text:span><text:span text:style-name="T2"> </text:span><text:span text:style-name="T6">A</text:span><text:span text:style-name="T13">void tight coupling</text:span></text:p>
      <text:p text:style-name="P8"><text:span text:style-name="T2"><text:tab/><text:tab/><text:tab/></text:span><text:span text:style-name="T8"> </text:span><text:span text:style-name="T9">Don't rely too much on the internal working of other modules.</text:span></text:p>
      <text:p text:style-name="P6"><text:span text:style-name="T1"><text:tab/><text:tab/>•</text:span><text:span text:style-name="T2"> </text:span><text:span text:style-name="T6">T</text:span><text:span text:style-name="T13">est the robustness</text:span></text:p>
      <text:p text:style-name="P9"><text:span text:style-name="T2"><text:tab/><text:tab/><text:tab/></text:span><text:span text:style-name="T8"> </text:span><text:span text:style-name="T9">What you write today will be tommorow's foundations. </text:span></text:p>
      <text:p text:style-name="P9"><text:span text:style-name="T9"><text:tab/><text:tab/><text:tab/> </text:span><text:span text:style-name="T10">Be sure you can build on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Gillius ADF" svg:font-family="'Gillius ADF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Aubin</meta:initial-creator>
    <meta:creation-date>2014-07-31T11:12:31.694722298</meta:creation-date>
    <dc:date>2014-07-31T14:30:04.638670673</dc:date>
    <dc:creator>Alexandre Aubin</dc:creator>
    <meta:editing-duration>PT19M14S</meta:editing-duration>
    <meta:editing-cycles>11</meta:editing-cycles>
    <meta:generator>LibreOffice/4.1.3.2$Linux_X86_64 LibreOffice_project/410m0$Build-2</meta:generator>
    <meta:document-statistic meta:table-count="0" meta:image-count="0" meta:object-count="0" meta:page-count="1" meta:paragraph-count="14" meta:word-count="112" meta:character-count="670" meta:non-whitespace-character-count="537"/>
  </office:meta>
</office:document-meta>
</file>